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6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5];[.G83])-[.J2]" office:value-type="float" office:value="44700" calcext:value-type="float">
            <text:p>447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38000" calcext:value-type="float">
            <text:p>138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)" office:value-type="float" office:value="78000" calcext:value-type="float">
            <text:p>78000</text:p>
          </table:table-cell>
          <table:table-cell/>
          <table:table-cell table:formula="of:=[.K28]-[.N4]" office:value-type="float" office:value="36400" calcext:value-type="float">
            <text:p>364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33300" calcext:value-type="float">
            <text:p>333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8]-60000-[.K34]-[.K35]-[.K36]-13000" office:value-type="float" office:value="23400" calcext:value-type="float">
            <text:p>23400</text:p>
          </table:table-cell>
          <table:table-cell table:number-columns-repeated="2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4"/>
          <table:table-cell office:value-type="float" office:value="13650" calcext:value-type="float">
            <text:p>13650</text:p>
          </table:table-cell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6"/>
        </table:table-row>
        <table:table-row table:style-name="ro12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 table:number-columns-repeated="5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7])" office:value-type="float" office:value="174400" calcext:value-type="float">
            <text:p>174400</text:p>
          </table:table-cell>
          <table:table-cell table:number-columns-repeated="5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23400" calcext:value-type="float">
            <text:p>2340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3:.F5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3];[.C53];[.E53];[.F53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3:.E53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E5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1" table:formula="of:=SUM([.B53:.F53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7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3:.F53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3])" office:value-type="float" office:value="0" calcext:value-type="float">
            <text:p>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Meruj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15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 table:number-columns-repeated="2"/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 table:number-columns-repeated="2"/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ni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8"/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ce47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style-name="ce21"/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 style:data-style-name="N2" text:time-value="09:05:33.072240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11T09:31:46.683961517</dc:date>
    <meta:editing-duration>P9DT22H15M</meta:editing-duration>
    <meta:editing-cycles>3066</meta:editing-cycles>
    <meta:generator>LibreOffice/4.2.6.3$Linux_X86_64 LibreOffice_project/420m0$Build-3</meta:generator>
    <meta:document-statistic meta:table-count="18" meta:cell-count="8301" meta:object-count="0"/>
  </office:meta>
</office:document-meta>
</file>